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xml:id="id1" draw:id="id1" draw:layer="layout" svg:width="5cm" svg:height="1.4cm" svg:x="0.6cm" svg:y="10.6cm">
          <text:p text:style-name="P1"><text:span text:style-name="T1">Gener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cm" svg:height="1.4cm" svg:x="11cm" svg:y="17.2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cm" svg:height="1.4cm" svg:x="11cm" svg:y="15.6cm">
          <text:p text:style-name="P1"><text:span text:style-name="T1">Techn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cm" svg:height="1.4cm" svg:x="11cm" svg:y="14cm">
          <text:p text:style-name="P1"><text:span text:style-name="T1">Stand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5cm" svg:height="1.4cm" svg:x="11cm" svg:y="12.4cm">
          <text:p text:style-name="P1"><text:span text:style-name="T1">Output 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cm" svg:height="1.4cm" svg:x="11cm" svg:y="10.8cm">
          <text:p text:style-name="P1"><text:span text:style-name="T1">Impair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cm" svg:height="1.4cm" svg:x="11cm" svg:y="9.2cm">
          <text:p text:style-name="P1"><text:span text:style-name="T1">Guide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cm" svg:height="1.4cm" svg:x="11cm" svg:y="7.6cm">
          <text:p text:style-name="P1"><text:span text:style-name="T1">Functional</text:span></text:p>
          <text:p text:style-name="P1"><text:span text:style-name="T1">Limi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cm" svg:height="1.4cm" svg:x="22cm" svg:y="15.4cm">
          <text:p text:style-name="P1"><text:span text:style-name="T1">MWB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cm" svg:height="1.4cm" svg:x="22cm" svg:y="13.8cm">
          <text:p text:style-name="P1"><text:span text:style-name="T1">WCAG 2.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5cm" svg:height="1.4cm" svg:x="22cm" svg:y="12.2cm">
          <text:p text:style-name="P1"><text:span text:style-name="T1">Web 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cm" svg:height="1.4cm" svg:x="22cm" svg:y="7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cm" svg:height="1.4cm" svg:x="22cm" svg:y="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cm" svg:height="1.4cm" svg:x="22cm" svg:y="3.8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cm" svg:height="1.4cm" svg:x="11cm" svg:y="18.8cm">
          <text:p text:style-name="P1"><text:span text:style-name="T1">WAI A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cm" svg:height="1.4cm" svg:x="11cm" svg:y="6cm">
          <text:p text:style-name="P1"><text:span text:style-name="T1">Disabil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1.4cm" svg:x="11cm" svg:y="4.4cm">
          <text:p text:style-name="P1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1.4cm" svg:x="11cm" svg:y="2.8cm">
          <text:p text:style-name="P1"><text:span text:style-name="T1">Approa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1.4cm" svg:x="11cm" svg:y="1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5.6cm" svg:y1="11.3cm" svg:x2="11cm" svg:y2="1.9cm" draw:start-shape="id1" draw:start-glue-point="1" draw:end-shape="id2" draw:end-glue-point="3" svg:d="m5600 11300h501l4398-9400h501" svg:viewBox="0 0 5401 9401">
          <text:p/>
        </draw:connector>
        <draw:connector draw:style-name="gr2" draw:text-style-name="P1" draw:layer="layout" draw:type="lines" svg:x1="5.6cm" svg:y1="11.3cm" svg:x2="11cm" svg:y2="3.5cm" draw:start-shape="id1" draw:start-glue-point="1" draw:end-shape="id3" draw:end-glue-point="3" svg:d="m5600 11300h501l4398-7800h501" svg:viewBox="0 0 5401 7801">
          <text:p/>
        </draw:connector>
        <draw:connector draw:style-name="gr2" draw:text-style-name="P1" draw:layer="layout" draw:type="lines" svg:x1="5.6cm" svg:y1="11.3cm" svg:x2="11cm" svg:y2="5.1cm" draw:start-shape="id1" draw:start-glue-point="1" draw:end-shape="id4" svg:d="m5600 11300h501l4398-6200h501" svg:viewBox="0 0 5401 6201">
          <text:p/>
        </draw:connector>
        <draw:connector draw:style-name="gr2" draw:text-style-name="P1" draw:layer="layout" draw:type="lines" svg:x1="5.6cm" svg:y1="11.3cm" svg:x2="11cm" svg:y2="6.7cm" draw:start-shape="id1" draw:start-glue-point="1" draw:end-shape="id5" draw:end-glue-point="3" svg:d="m5600 11300h501l4398-4600h501" svg:viewBox="0 0 5401 4601">
          <text:p/>
        </draw:connector>
        <draw:connector draw:style-name="gr2" draw:text-style-name="P1" draw:layer="layout" draw:type="lines" svg:x1="5.6cm" svg:y1="11.3cm" svg:x2="11cm" svg:y2="8.3cm" draw:start-shape="id1" draw:start-glue-point="1" draw:end-shape="id6" draw:end-glue-point="3" svg:d="m5600 11300h501l4398-3000h501" svg:viewBox="0 0 5401 3001">
          <text:p/>
        </draw:connector>
        <draw:connector draw:style-name="gr2" draw:text-style-name="P1" draw:layer="layout" draw:type="lines" svg:x1="5.6cm" svg:y1="11.3cm" svg:x2="11cm" svg:y2="9.9cm" draw:start-shape="id1" draw:start-glue-point="1" draw:end-shape="id7" draw:end-glue-point="3" svg:d="m5600 11300h501l4398-1400h501" svg:viewBox="0 0 5401 1401">
          <text:p/>
        </draw:connector>
        <draw:connector draw:style-name="gr2" draw:text-style-name="P1" draw:layer="layout" draw:type="lines" svg:x1="5.6cm" svg:y1="11.3cm" svg:x2="11cm" svg:y2="11.5cm" draw:start-shape="id1" draw:start-glue-point="1" draw:end-shape="id8" draw:end-glue-point="3" svg:d="m5600 11300h501l4398 200h501" svg:viewBox="0 0 5401 201">
          <text:p/>
        </draw:connector>
        <draw:connector draw:style-name="gr2" draw:text-style-name="P1" draw:layer="layout" draw:type="lines" svg:x1="5.6cm" svg:y1="11.3cm" svg:x2="11cm" svg:y2="13.1cm" draw:start-shape="id1" draw:start-glue-point="1" draw:end-shape="id9" draw:end-glue-point="3" svg:d="m5600 11300h501l4398 1800h501" svg:viewBox="0 0 5401 1801">
          <text:p/>
        </draw:connector>
        <draw:connector draw:style-name="gr2" draw:text-style-name="P1" draw:layer="layout" draw:type="lines" svg:x1="5.6cm" svg:y1="11.3cm" svg:x2="11cm" svg:y2="14.7cm" draw:start-shape="id1" draw:start-glue-point="1" draw:end-shape="id10" draw:end-glue-point="3" svg:d="m5600 11300h501l4398 3400h501" svg:viewBox="0 0 5401 3401">
          <text:p/>
        </draw:connector>
        <draw:connector draw:style-name="gr2" draw:text-style-name="P1" draw:layer="layout" draw:type="lines" svg:x1="5.6cm" svg:y1="11.3cm" svg:x2="11cm" svg:y2="16.3cm" draw:start-shape="id1" draw:start-glue-point="1" draw:end-shape="id11" draw:end-glue-point="3" svg:d="m5600 11300h501l4398 5000h501" svg:viewBox="0 0 5401 5001">
          <text:p/>
        </draw:connector>
        <draw:connector draw:style-name="gr2" draw:text-style-name="P1" draw:layer="layout" draw:type="lines" svg:x1="5.6cm" svg:y1="11.3cm" svg:x2="11cm" svg:y2="17.9cm" draw:start-shape="id1" draw:start-glue-point="1" draw:end-shape="id12" draw:end-glue-point="3" svg:d="m5600 11300h501l4398 6600h501" svg:viewBox="0 0 5401 6601">
          <text:p/>
        </draw:connector>
        <draw:connector draw:style-name="gr2" draw:text-style-name="P1" draw:layer="layout" draw:type="lines" svg:x1="5.6cm" svg:y1="11.3cm" svg:x2="11cm" svg:y2="19.5cm" draw:start-shape="id1" draw:start-glue-point="1" draw:end-shape="id13" draw:end-glue-point="3" svg:d="m5600 11300h501l4398 8200h501" svg:viewBox="0 0 5401 8201">
          <text:p/>
        </draw:connector>
        <draw:connector draw:style-name="gr2" draw:text-style-name="P1" draw:layer="layout" draw:type="lines" svg:x1="16cm" svg:y1="1.9cm" svg:x2="22cm" svg:y2="4.5cm" draw:start-shape="id2" draw:start-glue-point="1" draw:end-shape="id14" draw:end-glue-point="3" svg:d="m16000 1900h501l4998 2600h501" svg:viewBox="0 0 6001 2601">
          <text:p/>
        </draw:connector>
        <draw:connector draw:style-name="gr2" draw:text-style-name="P1" draw:layer="layout" draw:type="lines" svg:x1="16cm" svg:y1="1.9cm" svg:x2="22cm" svg:y2="6.1cm" draw:start-shape="id2" draw:start-glue-point="1" draw:end-shape="id15" draw:end-glue-point="3" svg:d="m16000 1900h501l4998 4200h501" svg:viewBox="0 0 6001 4201">
          <text:p/>
        </draw:connector>
        <draw:connector draw:style-name="gr2" draw:text-style-name="P1" draw:layer="layout" draw:type="lines" svg:x1="16cm" svg:y1="1.9cm" svg:x2="22cm" svg:y2="7.7cm" draw:start-shape="id2" draw:start-glue-point="1" draw:end-shape="id16" draw:end-glue-point="3" svg:d="m16000 1900h501l4998 5800h501" svg:viewBox="0 0 6001 5801">
          <text:p/>
        </draw:connector>
        <draw:connector draw:style-name="gr2" draw:text-style-name="P1" draw:layer="layout" draw:type="lines" svg:x1="16cm" svg:y1="3.5cm" svg:x2="22cm" svg:y2="12.9cm" draw:start-shape="id3" draw:start-glue-point="1" draw:end-shape="id17" draw:end-glue-point="3" svg:d="m16000 3500h501l4998 9400h501" svg:viewBox="0 0 6001 9401">
          <text:p/>
        </draw:connector>
        <draw:connector draw:style-name="gr2" draw:text-style-name="P1" draw:layer="layout" draw:type="lines" svg:x1="16cm" svg:y1="3.5cm" svg:x2="22cm" svg:y2="14.5cm" draw:start-shape="id3" draw:start-glue-point="1" draw:end-shape="id18" draw:end-glue-point="3" svg:d="m16000 3500h501l4998 11000h501" svg:viewBox="0 0 6001 11001">
          <text:p/>
        </draw:connector>
        <draw:connector draw:style-name="gr2" draw:text-style-name="P1" draw:layer="layout" draw:type="lines" svg:x1="16cm" svg:y1="3.5cm" svg:x2="22cm" svg:y2="16.1cm" draw:start-shape="id3" draw:start-glue-point="1" draw:end-shape="id19" draw:end-glue-point="3" svg:d="m16000 3500h501l4998 12600h501" svg:viewBox="0 0 6001 12601">
          <text:p/>
        </draw:connector>
        <draw:connector draw:style-name="gr2" draw:text-style-name="P1" draw:layer="layout" draw:type="lines" svg:x1="16cm" svg:y1="9.9cm" svg:x2="22cm" svg:y2="12.9cm" draw:start-shape="id7" draw:start-glue-point="1" draw:end-shape="id17" draw:end-glue-point="3" svg:d="m16000 9900h501l4998 3000h501" svg:viewBox="0 0 6001 3001">
          <text:p/>
        </draw:connector>
        <draw:connector draw:style-name="gr2" draw:text-style-name="P1" draw:layer="layout" draw:type="lines" svg:x1="16cm" svg:y1="9.9cm" svg:x2="22cm" svg:y2="14.5cm" draw:start-shape="id7" draw:start-glue-point="1" draw:end-shape="id18" draw:end-glue-point="3" svg:d="m16000 9900h501l4998 4600h501" svg:viewBox="0 0 6001 4601">
          <text:p/>
        </draw:connector>
        <draw:connector draw:style-name="gr2" draw:text-style-name="P1" draw:layer="layout" draw:type="lines" svg:x1="16cm" svg:y1="9.9cm" svg:x2="22cm" svg:y2="16.1cm" draw:start-shape="id7" draw:start-glue-point="1" draw:end-shape="id19" svg:d="m16000 9900h501l4998 6200h501" svg:viewBox="0 0 6001 6201">
          <text:p/>
        </draw:connector>
        <draw:connector draw:style-name="gr2" draw:text-style-name="P1" draw:layer="layout" draw:type="lines" svg:x1="16cm" svg:y1="13.1cm" svg:x2="22cm" svg:y2="16.1cm" draw:start-shape="id9" draw:start-glue-point="1" draw:end-shape="id19" draw:end-glue-point="3" svg:d="m16000 13100h501l4998 3000h501" svg:viewBox="0 0 6001 3001">
          <text:p/>
        </draw:connector>
        <draw:connector draw:style-name="gr2" draw:text-style-name="P1" draw:layer="layout" draw:type="lines" svg:x1="16cm" svg:y1="16.3cm" svg:x2="22cm" svg:y2="12.9cm" draw:start-shape="id11" draw:start-glue-point="1" draw:end-shape="id17" draw:end-glue-point="3" svg:d="m16000 16300h501l4998-3400h501" svg:viewBox="0 0 6001 3401">
          <text:p/>
        </draw:connector>
        <draw:connector draw:style-name="gr2" draw:text-style-name="P1" draw:layer="layout" draw:type="lines" svg:x1="16cm" svg:y1="16.3cm" svg:x2="22cm" svg:y2="14.5cm" draw:start-shape="id11" draw:start-glue-point="1" draw:end-shape="id18" draw:end-glue-point="3" svg:d="m16000 16300h501l4998-1800h501" svg:viewBox="0 0 6001 1801">
          <text:p/>
        </draw:connector>
        <draw:connector draw:style-name="gr2" draw:text-style-name="P1" draw:layer="layout" draw:type="lines" svg:x1="16cm" svg:y1="16.3cm" svg:x2="22cm" svg:y2="16.1cm" draw:start-shape="id11" draw:start-glue-point="1" draw:end-shape="id19" draw:end-glue-point="3" svg:d="m16000 16300h501l4998-200h501" svg:viewBox="0 0 6001 201">
          <text:p/>
        </draw:connector>
        <draw:connector draw:style-name="gr3" draw:text-style-name="P1" draw:layer="layout" draw:type="curve" svg:x1="16cm" svg:y1="11.5cm" svg:x2="16cm" svg:y2="6.7cm" draw:start-shape="id8" draw:start-glue-point="1" draw:end-shape="id5" draw:end-glue-point="1" svg:d="m16000 11500c751 0 751-4800 0-4800" svg:viewBox="0 0 564 4801">
          <text:p/>
        </draw:connector>
        <draw:connector draw:style-name="gr3" draw:text-style-name="P1" draw:layer="layout" draw:type="curve" svg:x1="16cm" svg:y1="8.3cm" svg:x2="16cm" svg:y2="6.7cm" draw:start-shape="id6" draw:start-glue-point="1" draw:end-shape="id5" draw:end-glue-point="1" svg:d="m16000 8300c751 0 751-1600 0-1600" svg:viewBox="0 0 564 1601">
          <text:p/>
        </draw:connector>
        <draw:connector draw:style-name="gr3" draw:text-style-name="P1" draw:layer="layout" draw:type="curve" svg:x1="16cm" svg:y1="5.1cm" svg:x2="16cm" svg:y2="6.7cm" draw:start-shape="id4" draw:start-glue-point="1" draw:end-shape="id5" draw:end-glue-point="1" svg:d="m16000 5100c751 0 751 1600 0 1600" svg:viewBox="0 0 564 1601">
          <text:p/>
        </draw:connector>
        <draw:connector draw:style-name="gr2" draw:text-style-name="P1" draw:layer="layout" draw:type="lines" svg:x1="0.756cm" svg:y1="19.109cm" svg:x2="2.184cm" svg:y2="19.739cm" svg:d="m756 19109v0l1428 630v0" svg:viewBox="0 0 1429 631">
          <text:p/>
        </draw:connector>
        <draw:frame draw:style-name="gr4" draw:layer="layout" svg:width="7.4cm" svg:height="1.675cm" svg:x="2.4cm" svg:y="18.8cm">
          <draw:text-box>
            <text:p>Generic element for specialized element</text:p>
          </draw:text-box>
        </draw:frame>
        <draw:connector draw:style-name="gr3" draw:text-style-name="P1" draw:layer="layout" draw:type="curve" svg:x1="16.715cm" svg:y1="18.983cm" svg:x2="18.227cm" svg:y2="20.243cm" svg:d="m16715 18983c1134 0 378 1260 1512 1260" svg:viewBox="0 0 1513 1261">
          <text:p/>
        </draw:connector>
        <draw:frame draw:style-name="gr4" draw:layer="layout" svg:width="7.4cm" svg:height="1.675cm" svg:x="18.227cm" svg:y="18.725cm">
          <draw:text-box>
            <text:p>Specification/target of special need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6T17:13:39.64</meta:creation-date>
    <dc:date>2014-01-14T11:35:35.245000000</dc:date>
    <meta:editing-duration>PT4M25S</meta:editing-duration>
    <meta:editing-cycles>3</meta:editing-cycles>
    <meta:generator>LibreOffice/4.1.2.3$Windows_x86 LibreOffice_project/40b2d7fde7e8d2d7bc5a449dc65df4d08a7dd38</meta:generator>
    <meta:document-statistic meta:object-count="74"/>
  </office:meta>
</office:document-meta>
</file>